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padding="0.0193in" fo:border="0.06pt solid #e3e3e3"/>
      <style:text-properties officeooo:paragraph-rsid="00156d16"/>
    </style:style>
    <style:style style:name="P2" style:family="paragraph" style:parent-style-name="Text_20_body">
      <style:paragraph-properties fo:margin-top="0in" fo:margin-bottom="0in" style:contextual-spacing="false" fo:padding="0.0193in" fo:border="0.06pt solid #e3e3e3"/>
      <style:text-properties officeooo:paragraph-rsid="00156d16"/>
    </style:style>
    <style:style style:name="P3" style:family="paragraph" style:parent-style-name="Text_20_body">
      <style:paragraph-properties fo:break-before="page"/>
      <style:text-properties fo:font-size="15pt" fo:font-weight="bold" officeooo:rsid="000a1889" officeooo:paragraph-rsid="00156d16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padding="0.0193in" fo:border="0.06pt solid #e3e3e3"/>
      <style:text-properties fo:font-size="15pt" fo:font-weight="normal" officeooo:rsid="000a1889" officeooo:paragraph-rsid="00156d16" style:font-size-asian="15pt" style:font-weight-asian="normal" style:font-size-complex="15pt" style:font-weight-complex="normal"/>
    </style:style>
    <style:style style:name="P5" style:family="paragraph" style:parent-style-name="Text_20_body" style:list-style-name="L1">
      <style:paragraph-properties fo:padding="0.0193in" fo:border="0.06pt solid #e3e3e3"/>
      <style:text-properties officeooo:paragraph-rsid="00156d16"/>
    </style:style>
    <style:style style:name="T1" style:family="text">
      <style:text-properties loext:padding="0.0193in" loext:border="0.06pt solid #e3e3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eneral &amp; Laparoscopic Surgery:</text:p>
      <text:p text:style-name="P4">Velocity Hospital's Laparoscopic Surgery department offers minimally invasive procedures to examine abdominal organs, resulting in less pain and quicker recovery. Benefits include small incisions, high-resolution images, minimal pain and blood loss, quick healing, and possible same-day discharge. Services include hernia surgery, appendectomy, anti-reflux surgery, and gallbladder removal. The department is led by Dr. Rinkan Virani, a Consultant General &amp; Laparoscopic Surgeon, dedicated to providing high-quality care to patients. Velocity Hospital ensures the best possible treatment and care in general and laparoscopic surger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3:06:58.539444927</meta:creation-date>
    <dc:date>2024-04-12T14:15:28.049100707</dc:date>
    <meta:editing-duration>PT2M10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2" meta:word-count="86" meta:character-count="664" meta:non-whitespace-character-count="580"/>
  </office:meta>
</office:document-meta>
</file>